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1.942cm" fo:min-width="27.44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vertical-align="middle" fo:min-height="1.02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797cm" fo:padding-top="0.15cm" fo:padding-bottom="0.15cm" fo:padding-left="0.275cm" fo:padding-right="0.275cm"/>
      <style:paragraph-properties style:writing-mode="lr-tb"/>
    </style:style>
    <style:style style:name="gr4" style:family="graphic" style:parent-style-name="objectwithoutfill">
      <style:graphic-properties draw:stroke="dash" draw:stroke-dash="Dashed_20__28_var_29_"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3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1.021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Dashed_20__28_var_29_" svg:stroke-width="0.051cm" svg:stroke-color="#ff950e" draw:marker-start-width="0.076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2" style:family="graphic" style:parent-style-name="objectwithoutfill">
      <style:graphic-properties draw:stroke="dash" draw:stroke-dash="Ultrafine_20_Dashed" svg:stroke-width="0.051cm" svg:stroke-color="#ff3333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draw:stroke="dash" draw:stroke-dash="Fine_20_Dashed" svg:stroke-width="0.051cm" svg:stroke-color="#0066ff" draw:marker-start-width="0.279cm" draw:marker-end-width="0.279cm" draw:fill="none" draw:textarea-horizontal-align="justify" draw:textarea-vertical-align="middle" draw:auto-grow-height="false" fo:min-height="0.778cm" fo:min-width="1.606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 style:list-style-name="L1">
      <style:graphic-properties draw:stroke="dash" draw:stroke-dash="Fine_20_Dashed" svg:stroke-width="0.051cm" svg:stroke-color="#0066ff" draw:marker-start-width="0.279cm" draw:marker-end-width="0.279cm" draw:fill="none" draw:textarea-horizontal-align="justify" draw:textarea-vertical-align="middle" draw:auto-grow-height="false" fo:min-height="0.802cm" fo:min-width="1.426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42cm" fo:min-width="1.246cm" fo:padding-top="0.15cm" fo:padding-bottom="0.15cm" fo:padding-left="0.275cm" fo:padding-right="0.275cm"/>
      <style:paragraph-properties style:writing-mode="lr-tb"/>
    </style:style>
    <style:style style:name="gr17" style:family="graphic" style:parent-style-name="objectwithoutfill">
      <style:graphic-properties svg:stroke-width="0.051cm" svg:stroke-color="#000000" draw:marker-start="Arrow" draw:marker-start-width="0.381cm" draw:marker-end="" draw:marker-end-width="0.381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33% 58%" fo:font-size="12pt" style:font-size-asian="12pt" style:font-size-complex="12pt"/>
    </style:style>
    <style:style style:name="T3" style:family="text">
      <style:text-properties fo:font-size="12pt" style:text-underline-style="solid" style:text-underline-type="double" style:text-underline-width="auto" style:text-underline-color="font-color" style:font-size-asian="12pt" style:font-size-complex="12pt"/>
    </style:style>
    <style:style style:name="T4" style:family="text">
      <style:text-properties style:text-position="0% 100%" fo:font-size="12pt" style:text-underline-style="solid" style:text-underline-type="double" style:text-underline-width="auto" style:text-underline-color="font-color" style:font-size-asian="12pt" style:font-size-complex="12pt"/>
    </style:style>
    <style:style style:name="T5" style:family="text">
      <style:text-properties style:text-position="0% 100%" fo:font-size="12pt" style:font-size-asian="12pt" style:font-size-complex="12pt"/>
    </style:style>
    <style:style style:name="T6" style:family="text">
      <style:text-properties style:text-position="-8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12.192cm" draw:transform="skewX (0.00261799387799149)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2.54cm" svg:height="1.32cm" svg:x="3.64cm" svg:y="4.04cm">
          <draw:text-box>
            <text:p text:style-name="P2"><text:span text:style-name="T1">Electric utility</text:span></text:p>
          </draw:text-box>
        </draw:frame>
        <draw:custom-shape draw:style-name="gr3" draw:text-style-name="P5" xml:id="id2" draw:id="id2" draw:layer="layout" svg:width="1.905cm" svg:height="0.889cm" svg:x="3.961cm" svg:y="8.537cm">
          <text:p text:style-name="P4"><text:span text:style-name="T1">kW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91cm" svg:y1="5.36cm" svg:x2="4.914cm" svg:y2="8.537cm" draw:start-shape="id1" draw:start-glue-point="2" draw:end-shape="id2" draw:end-glue-point="4" svg:d="M4910 5360v1588h4v1589" svg:viewBox="0 0 5 3178">
          <text:p/>
        </draw:connector>
        <draw:custom-shape draw:style-name="gr3" draw:text-style-name="P5" xml:id="id3" draw:id="id3" draw:layer="layout" svg:width="1.905cm" svg:height="0.889cm" svg:x="3.937cm" svg:y="10.849cm">
          <text:p text:style-name="P4"><text:span text:style-name="T1">M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2.111cm" svg:height="0.889cm" svg:x="7.966cm" svg:y="10.852cm">
          <text:p text:style-name="P4"><text:span text:style-name="T1">BT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5" draw:id="id5" draw:layer="layout" svg:width="2.221cm" svg:height="0.889cm" svg:x="6.793cm" svg:y="8.545cm">
          <text:p text:style-name="P4"><text:span text:style-name="T1">M</text:span><text:span text:style-name="T2">3</text:span><text:span text:style-name="T1"> of 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4.914cm" svg:y1="9.426cm" svg:x2="4.89cm" svg:y2="10.849cm" draw:start-shape="id2" draw:start-glue-point="8" draw:end-shape="id3" draw:end-glue-point="4" svg:d="M4914 9426v711h-24v712" svg:viewBox="0 0 25 1424">
          <text:p/>
        </draw:connector>
        <draw:connector draw:style-name="gr7" draw:text-style-name="P6" draw:layer="layout" svg:x1="7.966cm" svg:y1="11.296cm" svg:x2="5.842cm" svg:y2="11.293cm" draw:start-shape="id4" draw:start-glue-point="6" draw:end-shape="id3" draw:end-glue-point="10" svg:d="M7966 11296h-1062v-3h-1062" svg:viewBox="0 0 2125 4">
          <text:p/>
        </draw:connector>
        <draw:connector draw:style-name="gr7" draw:text-style-name="P6" draw:layer="layout" svg:x1="7.904cm" svg:y1="9.434cm" svg:x2="5.563cm" svg:y2="10.979cm" draw:start-shape="id5" draw:start-glue-point="8" draw:end-shape="id3" draw:end-glue-point="11" svg:d="M7904 9434v707h-2341v838" svg:viewBox="0 0 2342 1546">
          <text:p/>
        </draw:connector>
        <draw:frame draw:style-name="gr2" draw:text-style-name="P3" xml:id="id6" draw:id="id6" draw:layer="layout" svg:width="2.54cm" svg:height="1.32cm" svg:x="10.695cm" svg:y="8.332cm">
          <draw:text-box>
            <text:p text:style-name="P2"><text:span text:style-name="T1">Natural Gas</text:span></text:p>
          </draw:text-box>
        </draw:frame>
        <draw:connector draw:style-name="gr4" draw:text-style-name="P6" draw:layer="layout" svg:x1="10.695cm" svg:y1="8.992cm" svg:x2="9.014cm" svg:y2="8.989cm" draw:start-shape="id6" draw:start-glue-point="3" draw:end-shape="id5" draw:end-glue-point="10" svg:d="M10695 8992h-840v-3h-841" svg:viewBox="0 0 1682 4">
          <text:p/>
        </draw:connector>
        <draw:frame draw:style-name="gr2" draw:text-style-name="P3" xml:id="id7" draw:id="id7" draw:layer="layout" svg:width="2.54cm" svg:height="1.32cm" svg:x="10.452cm" svg:y="1.41cm">
          <draw:text-box>
            <text:p text:style-name="P2"><text:span text:style-name="T1">Natural Gas</text:span></text:p>
          </draw:text-box>
        </draw:frame>
        <draw:connector draw:style-name="gr4" draw:text-style-name="P6" draw:layer="layout" svg:x1="10.452cm" svg:y1="2.07cm" svg:x2="9.768cm" svg:y2="10.982cm" draw:start-shape="id7" draw:start-glue-point="3" draw:end-shape="id4" draw:end-glue-point="11" svg:d="M10452 2070h-684v8912" svg:viewBox="0 0 685 8913">
          <text:p/>
        </draw:connector>
        <draw:custom-shape draw:style-name="gr3" draw:text-style-name="P5" xml:id="id8" draw:id="id8" draw:layer="layout" svg:width="1.905cm" svg:height="0.889cm" svg:x="14.381cm" svg:y="6.064cm">
          <text:p text:style-name="P4"><text:span text:style-name="T1">US doll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9" draw:id="id9" draw:layer="layout" svg:width="2.111cm" svg:height="0.889cm" svg:x="14.292cm" svg:y="8.366cm">
          <text:p text:style-name="P4"><text:span text:style-name="T1">Eu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15.334cm" svg:y1="6.953cm" svg:x2="15.348cm" svg:y2="8.366cm" draw:start-shape="id8" draw:start-glue-point="8" draw:end-shape="id9" draw:end-glue-point="4" svg:d="M15334 6953v706h14v707" svg:viewBox="0 0 15 1414">
          <text:p/>
        </draw:connector>
        <draw:frame draw:style-name="gr2" draw:text-style-name="P3" xml:id="id10" draw:id="id10" draw:layer="layout" svg:width="2.54cm" svg:height="1.32cm" svg:x="17.327cm" svg:y="5.85cm">
          <draw:text-box>
            <text:p text:style-name="P2"><text:span text:style-name="T1">Natural Gas</text:span></text:p>
          </draw:text-box>
        </draw:frame>
        <draw:connector draw:style-name="gr8" draw:text-style-name="P6" draw:layer="layout" svg:x1="17.327cm" svg:y1="6.51cm" svg:x2="16.286cm" svg:y2="6.508cm" draw:start-shape="id10" draw:start-glue-point="3" draw:end-shape="id8" draw:end-glue-point="10" svg:d="M17327 6510h-520v-2h-521" svg:viewBox="0 0 1042 3">
          <text:p/>
        </draw:connector>
        <draw:connector draw:style-name="gr9" draw:text-style-name="P6" draw:layer="layout" svg:x1="4.24cm" svg:y1="8.667cm" svg:x2="3.348cm" svg:y2="8.255cm" draw:start-shape="id2" draw:start-glue-point="5" draw:end-shape="id11" draw:end-glue-point="10" svg:d="M4240 8667v-412h-892" svg:viewBox="0 0 893 413">
          <text:p/>
        </draw:connector>
        <draw:connector draw:style-name="gr9" draw:text-style-name="P6" draw:layer="layout" draw:line-skew="0.104cm" svg:x1="11.965cm" svg:y1="8.332cm" svg:x2="14.66cm" svg:y2="6.823cm" draw:start-shape="id6" draw:start-glue-point="0" draw:end-shape="id8" draw:end-glue-point="7" svg:d="M11965 8332v-585h2695v-924" svg:viewBox="0 0 2696 1510">
          <text:p/>
        </draw:connector>
        <draw:frame draw:style-name="gr2" draw:text-style-name="P3" xml:id="id13" draw:id="id13" draw:layer="layout" svg:width="2.54cm" svg:height="1.32cm" svg:x="24.128cm" svg:y="1.808cm">
          <draw:text-box>
            <text:p text:style-name="P2"><text:span text:style-name="T1">Trash</text:span></text:p>
          </draw:text-box>
        </draw:frame>
        <draw:connector draw:style-name="gr9" draw:text-style-name="P6" draw:layer="layout" svg:x1="6.18cm" svg:y1="4.7cm" svg:x2="15.334cm" svg:y2="6.064cm" draw:start-shape="id1" draw:start-glue-point="1" draw:end-shape="id8" draw:end-glue-point="4" svg:d="M6180 4700h9154v1364" svg:viewBox="0 0 9155 1365">
          <text:p/>
        </draw:connector>
        <draw:connector draw:style-name="gr9" draw:text-style-name="P6" draw:layer="layout" svg:x1="4.91cm" svg:y1="4.04cm" svg:x2="19.229cm" svg:y2="3.539cm" draw:start-shape="id1" draw:start-glue-point="0" draw:end-shape="id12" draw:end-glue-point="6" svg:d="M4910 4040v-526h7795v25h6524" svg:viewBox="0 0 14320 527">
          <text:p/>
        </draw:connector>
        <draw:connector draw:style-name="gr9" draw:text-style-name="P6" draw:layer="layout" draw:line-skew="-0.184cm" svg:x1="12.992cm" svg:y1="2.07cm" svg:x2="14.292cm" svg:y2="8.81cm" draw:start-shape="id7" draw:start-glue-point="1" draw:end-shape="id9" draw:end-glue-point="6" svg:d="M12992 2070h466v6740h834" svg:viewBox="0 0 1301 6741">
          <text:p/>
        </draw:connector>
        <draw:connector draw:style-name="gr9" draw:text-style-name="P6" draw:layer="layout" svg:x1="24.128cm" svg:y1="2.468cm" svg:x2="22.023cm" svg:y2="3.539cm" draw:start-shape="id13" draw:start-glue-point="3" draw:end-shape="id12" draw:end-glue-point="10" svg:d="M24128 2468h-1052v1071h-1053" svg:viewBox="0 0 2106 1072">
          <text:p/>
        </draw:connector>
        <draw:connector draw:style-name="gr4" draw:text-style-name="P6" draw:layer="layout" svg:x1="25.398cm" svg:y1="3.128cm" svg:x2="25.417cm" svg:y2="4.294cm" draw:start-shape="id13" draw:start-glue-point="2" draw:end-shape="id14" draw:end-glue-point="4" svg:d="M25398 3128v583h19v583" svg:viewBox="0 0 20 1167">
          <text:p/>
        </draw:connector>
        <draw:custom-shape draw:style-name="gr10" draw:text-style-name="P8" xml:id="id14" draw:id="id14" draw:layer="layout" svg:width="2.112cm" svg:height="0.889cm" svg:x="24.361cm" svg:y="4.294cm">
          <text:p text:style-name="P7"><text:span text:style-name="T1">k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5" draw:id="id15" draw:layer="layout" svg:width="2.112cm" svg:height="0.889cm" svg:x="24.361cm" svg:y="6.682cm">
          <text:p text:style-name="P4"><text:span text:style-name="T1">Metric 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25.417cm" svg:y1="5.183cm" svg:x2="25.417cm" svg:y2="6.682cm" draw:start-shape="id14" draw:start-glue-point="8" draw:end-shape="id15" draw:end-glue-point="4" svg:d="M25417 5183v1499" svg:viewBox="0 0 1 1500">
          <text:p/>
        </draw:connector>
        <draw:connector draw:style-name="gr9" draw:text-style-name="P6" draw:layer="layout" svg:x1="11.722cm" svg:y1="1.41cm" svg:x2="20.626cm" svg:y2="2.76cm" draw:start-shape="id7" draw:start-glue-point="0" draw:end-shape="id12" draw:end-glue-point="4" svg:d="M11722 1410v-526h8904v1876" svg:viewBox="0 0 8905 1877">
          <text:p/>
        </draw:connector>
        <draw:connector draw:style-name="gr12" draw:text-style-name="P6" draw:layer="layout" draw:line-skew="-0.4cm" svg:x1="21.614cm" svg:y1="4.09cm" svg:x2="24.361cm" svg:y2="4.738cm" draw:start-shape="id12" draw:start-glue-point="9" draw:end-shape="id14" draw:end-glue-point="6" svg:d="M21614 4090v355h1579v293h1168" svg:viewBox="0 0 2748 649">
          <text:p/>
        </draw:connector>
        <draw:custom-shape draw:style-name="gr13" draw:text-style-name="P8" xml:id="id11" draw:id="id11" draw:layer="layout" svg:width="3.048cm" svg:height="1.524cm" svg:x="0.3cm" svg:y="7.493cm">
          <text:p text:style-name="P7"><text:span text:style-name="T3">100 W bulb</text:span></text:p>
          <text:p text:style-name="P7"><text:span text:style-name="T3">for 10 hrs</text:span></text:p>
          <text:p text:style-name="P7"><text:span text:style-name="T1">--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12" draw:id="id12" draw:layer="layout" svg:width="2.794cm" svg:height="1.558cm" svg:x="19.229cm" svg:y="2.76cm">
          <text:p text:style-name="P7"><text:span text:style-name="T4">kg CO2</text:span></text:p>
          <text:p text:style-name="P7"><text:span text:style-name="T5">CO</text:span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16" draw:id="id16" draw:layer="layout" svg:width="2.112cm" svg:height="0.889cm" svg:x="21.256cm" svg:y="5.842cm">
          <text:p text:style-name="P7"><text:span text:style-name="T1">kg of CO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7" draw:id="id17" draw:layer="layout" svg:width="2.54cm" svg:height="1.016cm" svg:x="20.574cm" svg:y="7.366cm">
          <text:p text:style-name="P4"><text:span text:style-name="T1">Metric ton</text:span></text:p>
          <text:p text:style-name="P4"><text:span text:style-name="T1">of CO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0.035cm" svg:x1="20.626cm" svg:y1="4.318cm" svg:x2="22.312cm" svg:y2="5.842cm" draw:start-shape="id12" draw:start-glue-point="8" draw:end-shape="id16" draw:end-glue-point="4" svg:d="M20626 4318v797h1686v727" svg:viewBox="0 0 1687 1525">
          <text:p/>
        </draw:connector>
        <draw:connector draw:style-name="gr17" draw:text-style-name="P6" draw:layer="layout" draw:line-skew="-0.318cm" svg:x1="20.946cm" svg:y1="7.514cm" svg:x2="19.638cm" svg:y2="4.09cm" draw:start-shape="id17" draw:start-glue-point="5" draw:end-shape="id12" draw:end-glue-point="7" svg:d="M20946 7514v-1989h-1308v-1435" svg:viewBox="0 0 1309 342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04T19:43:35.834241853</meta:creation-date>
    <dc:date>2022-01-13T13:55:51.492346560</dc:date>
    <dc:creator>Steven Huss-Lederman</dc:creator>
    <meta:editing-duration>PT7H20M8S</meta:editing-duration>
    <meta:editing-cycles>29</meta:editing-cycles>
    <meta:generator>LibreOffice/7.1.8.1$MacOSX_X86_64 LibreOffice_project/e1f30c802c3269a1d052614453f260e49458c82c</meta:generator>
    <meta:document-statistic meta:object-count="38"/>
  </office:meta>
</office:document-meta>
</file>